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enalty game" table:style-name="ta1">
        <table:shapes>
          <draw:frame draw:z-index="0" draw:style-name="gr1" draw:text-style-name="P1" svg:width="159.99mm" svg:height="89.99mm" svg:x="178.06mm" svg:y="1mm">
            <loext:p draw:notify-on-update-of-ranges="'penalty game'.A6:'penalty game'.A6 'penalty game'.A7:'penalty game'.A106 'penalty game'.B6:'penalty game'.B6 'penalty game'.B7:'penalty game'.B106 'penalty game'.C6:'penalty game'.C6 'penalty game'.C7:'penalty game'.C106 'penalty game'.D6:'penalty game'.D6 'penalty game'.D7:'penalty game'.D106 'penalty game'.E6:'penalty game'.E6 'penalty game'.E7:'penalty game'.E106 'penalty game'.F6:'penalty game'.F6 'penalty game'.F7:'penalty game'.F106 'penalty game'.G6:'penalty game'.G6 'penalty game'.G7:'penalty game'.G106 'penalty game'.H6:'penalty game'.H6 'penalty game'.H7:'penalty game'.H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ogo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cb1 sequential init:</text:p>
          </table:table-cell>
          <table:table-cell office:value-type="string" calcext:value-type="string">
            <text:p>ucb1 random init:</text:p>
          </table:table-cell>
          <table:table-cell office:value-type="string" calcext:value-type="string">
            <text:p>ucb1discount sequential init:</text:p>
          </table:table-cell>
          <table:table-cell office:value-type="string" calcext:value-type="string">
            <text:p>ucb1discount random init:</text:p>
          </table:table-cell>
          <table:table-cell office:value-type="string" calcext:value-type="string">
            <text:p>ucb1window sequential init:</text:p>
          </table:table-cell>
          <table:table-cell office:value-type="string" calcext:value-type="string">
            <text:p>ucb1window random init:</text:p>
          </table:table-cell>
          <table:table-cell office:value-type="string" calcext:value-type="string">
            <text:p>thompson non optimistic</text:p>
          </table:table-cell>
          <table:table-cell office:value-type="string" calcext:value-type="string">
            <text:p>thompson optimistic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42" calcext:value-type="float">
            <text:p>0,42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54" calcext:value-type="float">
            <text:p>0,5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52" calcext:value-type="float">
            <text:p>0,5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44" calcext:value-type="float">
            <text:p>0,44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1" calcext:value-type="float">
            <text:p>0,51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47" calcext:value-type="float">
            <text:p>0,47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18" calcext:value-type="float">
            <text:p>0,1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</table:table-row>
      </table:table>
      <table:table table:name="climbing game" table:style-name="ta1">
        <table:shapes>
          <draw:frame draw:z-index="0" draw:style-name="gr1" draw:text-style-name="P1" svg:width="159.99mm" svg:height="89.99mm" svg:x="299.11mm" svg:y="20.86mm">
            <loext:p draw:notify-on-update-of-ranges="'climbing game'.A6:'climbing game'.A6 'climbing game'.A7:'climbing game'.A106 'climbing game'.B6:'climbing game'.B6 'climbing game'.B7:'climbing game'.B106 'climbing game'.C6:'climbing game'.C6 'climbing game'.C7:'climbing game'.C106 'climbing game'.D6:'climbing game'.D6 'climbing game'.D7:'climbing game'.D106 'climbing game'.E6:'climbing game'.E6 'climbing game'.E7:'climbing game'.E106 'climbing game'.F6:'climbing game'.F6 'climbing game'.F7:'climbing game'.F106 'climbing game'.G6:'climbing game'.G6 'climbing game'.G7:'climbing game'.G106 'climbing game'.H6:'climbing game'.H6 'climbing game'.H7:'climbing game'.H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ogo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cb1 sequential init:</text:p>
          </table:table-cell>
          <table:table-cell office:value-type="string" calcext:value-type="string">
            <text:p>ucb1 random init:</text:p>
          </table:table-cell>
          <table:table-cell office:value-type="string" calcext:value-type="string">
            <text:p>ucb1discount sequential init:</text:p>
          </table:table-cell>
          <table:table-cell office:value-type="string" calcext:value-type="string">
            <text:p>ucb1discount random init:</text:p>
          </table:table-cell>
          <table:table-cell office:value-type="string" calcext:value-type="string">
            <text:p>ucb1window sequential init:</text:p>
          </table:table-cell>
          <table:table-cell office:value-type="string" calcext:value-type="string">
            <text:p>ucb1window random init:</text:p>
          </table:table-cell>
          <table:table-cell office:value-type="string" calcext:value-type="string">
            <text:p>thompson non optimistic</text:p>
          </table:table-cell>
          <table:table-cell office:value-type="string" calcext:value-type="string">
            <text:p>thompson optimistic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Oliveira</meta:initial-creator>
    <meta:creation-date>2017-06-14T16:18:27.476229003</meta:creation-date>
    <dc:date>2017-06-14T17:08:21.705475847</dc:date>
    <dc:creator>Thiago Oliveira</dc:creator>
    <meta:editing-duration>PT39M42S</meta:editing-duration>
    <meta:editing-cycles>6</meta:editing-cycles>
    <meta:generator>LibreOffice/5.1.6.2$Linux_X86_64 LibreOffice_project/10m0$Build-2</meta:generator>
    <meta:document-statistic meta:table-count="2" meta:cell-count="16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9cm" svg:y="2.458cm" style:legend-expansion="high" chart:style-name="ch2"/>
        <chart:plot-area chart:style-name="ch3" table:cell-range-address="'penalty game'.A6:'penalty game'.H106" chart:data-source-has-labels="row" svg:x="0.32cm" svg:y="0.18cm" svg:width="9.65cm" svg:height="8.64cm">
          <chartooo:coordinate-region svg:x="1.047cm" svg:y="0.38cm" svg:width="8.923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enalty game'.A7:'penalty game'.A106" chart:label-cell-address="'penalty game'.A6:'penalty game'.A6" chart:class="chart:line">
            <chart:data-point chart:repeated="100"/>
          </chart:series>
          <chart:series chart:style-name="ch7" chart:values-cell-range-address="'penalty game'.B7:'penalty game'.B106" chart:label-cell-address="'penalty game'.B6:'penalty game'.B6" chart:class="chart:line">
            <chart:data-point chart:repeated="100"/>
          </chart:series>
          <chart:series chart:style-name="ch8" chart:values-cell-range-address="'penalty game'.C7:'penalty game'.C106" chart:label-cell-address="'penalty game'.C6:'penalty game'.C6" chart:class="chart:line">
            <chart:data-point chart:repeated="100"/>
          </chart:series>
          <chart:series chart:style-name="ch9" chart:values-cell-range-address="'penalty game'.D7:'penalty game'.D106" chart:label-cell-address="'penalty game'.D6:'penalty game'.D6" chart:class="chart:line">
            <chart:data-point chart:repeated="100"/>
          </chart:series>
          <chart:series chart:style-name="ch10" chart:values-cell-range-address="'penalty game'.E7:'penalty game'.E106" chart:label-cell-address="'penalty game'.E6:'penalty game'.E6" chart:class="chart:line">
            <chart:data-point chart:repeated="100"/>
          </chart:series>
          <chart:series chart:style-name="ch11" chart:values-cell-range-address="'penalty game'.F7:'penalty game'.F106" chart:label-cell-address="'penalty game'.F6:'penalty game'.F6" chart:class="chart:line">
            <chart:data-point chart:repeated="100"/>
          </chart:series>
          <chart:series chart:style-name="ch12" chart:values-cell-range-address="'penalty game'.G7:'penalty game'.G106" chart:label-cell-address="'penalty game'.G6:'penalty game'.G6" chart:class="chart:line">
            <chart:data-point chart:repeated="100"/>
          </chart:series>
          <chart:series chart:style-name="ch13" chart:values-cell-range-address="'penalty game'.H7:'penalty game'.H106" chart:label-cell-address="'penalty game'.H6:'penalty game'.H6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cb1 sequential init:</text:p>
                <draw:g>
                  <svg:desc>'penalty game'.A6:'penalty game'.A6</svg:desc>
                </draw:g>
              </table:table-cell>
              <table:table-cell office:value-type="string">
                <text:p>ucb1 random init:</text:p>
                <draw:g>
                  <svg:desc>'penalty game'.B6:'penalty game'.B6</svg:desc>
                </draw:g>
              </table:table-cell>
              <table:table-cell office:value-type="string">
                <text:p>ucb1discount sequential init:</text:p>
                <draw:g>
                  <svg:desc>'penalty game'.C6:'penalty game'.C6</svg:desc>
                </draw:g>
              </table:table-cell>
              <table:table-cell office:value-type="string">
                <text:p>ucb1discount random init:</text:p>
                <draw:g>
                  <svg:desc>'penalty game'.D6:'penalty game'.D6</svg:desc>
                </draw:g>
              </table:table-cell>
              <table:table-cell office:value-type="string">
                <text:p>ucb1window sequential init:</text:p>
                <draw:g>
                  <svg:desc>'penalty game'.E6:'penalty game'.E6</svg:desc>
                </draw:g>
              </table:table-cell>
              <table:table-cell office:value-type="string">
                <text:p>ucb1window random init:</text:p>
                <draw:g>
                  <svg:desc>'penalty game'.F6:'penalty game'.F6</svg:desc>
                </draw:g>
              </table:table-cell>
              <table:table-cell office:value-type="string">
                <text:p>thompson non optimistic</text:p>
                <draw:g>
                  <svg:desc>'penalty game'.G6:'penalty game'.G6</svg:desc>
                </draw:g>
              </table:table-cell>
              <table:table-cell office:value-type="string">
                <text:p>thompson optimistic:</text:p>
                <draw:g>
                  <svg:desc>'penalty game'.H6:'penalty game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enalty game'.A7:'penalty game'.A106</svg:desc>
                </draw:g>
              </table:table-cell>
              <table:table-cell office:value-type="float" office:value="0.18">
                <text:p>0.18</text:p>
                <draw:g>
                  <svg:desc>'penalty game'.B7:'penalty game'.B106</svg:desc>
                </draw:g>
              </table:table-cell>
              <table:table-cell office:value-type="float" office:value="1">
                <text:p>1</text:p>
                <draw:g>
                  <svg:desc>'penalty game'.C7:'penalty game'.C106</svg:desc>
                </draw:g>
              </table:table-cell>
              <table:table-cell office:value-type="float" office:value="0.3">
                <text:p>0.3</text:p>
                <draw:g>
                  <svg:desc>'penalty game'.D7:'penalty game'.D106</svg:desc>
                </draw:g>
              </table:table-cell>
              <table:table-cell office:value-type="float" office:value="1">
                <text:p>1</text:p>
                <draw:g>
                  <svg:desc>'penalty game'.E7:'penalty game'.E106</svg:desc>
                </draw:g>
              </table:table-cell>
              <table:table-cell office:value-type="float" office:value="0.27">
                <text:p>0.27</text:p>
                <draw:g>
                  <svg:desc>'penalty game'.F7:'penalty game'.F106</svg:desc>
                </draw:g>
              </table:table-cell>
              <table:table-cell office:value-type="float" office:value="0">
                <text:p>0</text:p>
                <draw:g>
                  <svg:desc>'penalty game'.G7:'penalty game'.G106</svg:desc>
                </draw:g>
              </table:table-cell>
              <table:table-cell office:value-type="float" office:value="0">
                <text:p>0</text:p>
                <draw:g>
                  <svg:desc>'penalty game'.H7:'penalty game'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53">
                <text:p>0.5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42">
                <text:p>0.4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52">
                <text:p>0.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51">
                <text:p>0.5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55">
                <text:p>0.5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55">
                <text:p>0.5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5">
                <text:p>0.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8">
                <text:p>0.0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5">
                <text:p>0.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7">
                <text:p>0.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31">
                <text:p>0.3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3">
                <text:p>0.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18">
                <text:p>0.1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2">
                <text:p>0.52</text:p>
              </table:table-cell>
              <table:table-cell office:value-type="float" office:value="0.06">
                <text:p>0.0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29">
                <text:p>0.29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31">
                <text:p>0.31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3">
                <text:p>0.1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8">
                <text:p>0.0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1">
                <text:p>0.31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6">
                <text:p>0.0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9cm" svg:y="2.458cm" style:legend-expansion="high" chart:style-name="ch2"/>
        <chart:plot-area chart:style-name="ch3" table:cell-range-address="'climbing game'.A6:'climbing game'.H106" chart:data-source-has-labels="row" svg:x="0.32cm" svg:y="0.18cm" svg:width="9.65cm" svg:height="8.64cm">
          <chartooo:coordinate-region svg:x="1.047cm" svg:y="0.38cm" svg:width="8.923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limbing game'.A7:'climbing game'.A106" chart:label-cell-address="'climbing game'.A6:'climbing game'.A6" chart:class="chart:line">
            <chart:data-point chart:repeated="100"/>
          </chart:series>
          <chart:series chart:style-name="ch7" chart:values-cell-range-address="'climbing game'.B7:'climbing game'.B106" chart:label-cell-address="'climbing game'.B6:'climbing game'.B6" chart:class="chart:line">
            <chart:data-point chart:repeated="100"/>
          </chart:series>
          <chart:series chart:style-name="ch8" chart:values-cell-range-address="'climbing game'.C7:'climbing game'.C106" chart:label-cell-address="'climbing game'.C6:'climbing game'.C6" chart:class="chart:line">
            <chart:data-point chart:repeated="100"/>
          </chart:series>
          <chart:series chart:style-name="ch9" chart:values-cell-range-address="'climbing game'.D7:'climbing game'.D106" chart:label-cell-address="'climbing game'.D6:'climbing game'.D6" chart:class="chart:line">
            <chart:data-point chart:repeated="100"/>
          </chart:series>
          <chart:series chart:style-name="ch10" chart:values-cell-range-address="'climbing game'.E7:'climbing game'.E106" chart:label-cell-address="'climbing game'.E6:'climbing game'.E6" chart:class="chart:line">
            <chart:data-point chart:repeated="100"/>
          </chart:series>
          <chart:series chart:style-name="ch11" chart:values-cell-range-address="'climbing game'.F7:'climbing game'.F106" chart:label-cell-address="'climbing game'.F6:'climbing game'.F6" chart:class="chart:line">
            <chart:data-point chart:repeated="100"/>
          </chart:series>
          <chart:series chart:style-name="ch12" chart:values-cell-range-address="'climbing game'.G7:'climbing game'.G106" chart:label-cell-address="'climbing game'.G6:'climbing game'.G6" chart:class="chart:line">
            <chart:data-point chart:repeated="100"/>
          </chart:series>
          <chart:series chart:style-name="ch13" chart:values-cell-range-address="'climbing game'.H7:'climbing game'.H106" chart:label-cell-address="'climbing game'.H6:'climbing game'.H6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cb1 sequential init:</text:p>
                <draw:g>
                  <svg:desc>'climbing game'.A6:'climbing game'.A6</svg:desc>
                </draw:g>
              </table:table-cell>
              <table:table-cell office:value-type="string">
                <text:p>ucb1 random init:</text:p>
                <draw:g>
                  <svg:desc>'climbing game'.B6:'climbing game'.B6</svg:desc>
                </draw:g>
              </table:table-cell>
              <table:table-cell office:value-type="string">
                <text:p>ucb1discount sequential init:</text:p>
                <draw:g>
                  <svg:desc>'climbing game'.C6:'climbing game'.C6</svg:desc>
                </draw:g>
              </table:table-cell>
              <table:table-cell office:value-type="string">
                <text:p>ucb1discount random init:</text:p>
                <draw:g>
                  <svg:desc>'climbing game'.D6:'climbing game'.D6</svg:desc>
                </draw:g>
              </table:table-cell>
              <table:table-cell office:value-type="string">
                <text:p>ucb1window sequential init:</text:p>
                <draw:g>
                  <svg:desc>'climbing game'.E6:'climbing game'.E6</svg:desc>
                </draw:g>
              </table:table-cell>
              <table:table-cell office:value-type="string">
                <text:p>ucb1window random init:</text:p>
                <draw:g>
                  <svg:desc>'climbing game'.F6:'climbing game'.F6</svg:desc>
                </draw:g>
              </table:table-cell>
              <table:table-cell office:value-type="string">
                <text:p>thompson non optimistic</text:p>
                <draw:g>
                  <svg:desc>'climbing game'.G6:'climbing game'.G6</svg:desc>
                </draw:g>
              </table:table-cell>
              <table:table-cell office:value-type="string">
                <text:p>thompson optimistic:</text:p>
                <draw:g>
                  <svg:desc>'climbing game'.H6:'climbing game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limbing game'.A7:'climbing game'.A106</svg:desc>
                </draw:g>
              </table:table-cell>
              <table:table-cell office:value-type="float" office:value="0.16">
                <text:p>0.16</text:p>
                <draw:g>
                  <svg:desc>'climbing game'.B7:'climbing game'.B106</svg:desc>
                </draw:g>
              </table:table-cell>
              <table:table-cell office:value-type="float" office:value="1">
                <text:p>1</text:p>
                <draw:g>
                  <svg:desc>'climbing game'.C7:'climbing game'.C106</svg:desc>
                </draw:g>
              </table:table-cell>
              <table:table-cell office:value-type="float" office:value="0.3">
                <text:p>0.3</text:p>
                <draw:g>
                  <svg:desc>'climbing game'.D7:'climbing game'.D106</svg:desc>
                </draw:g>
              </table:table-cell>
              <table:table-cell office:value-type="float" office:value="1">
                <text:p>1</text:p>
                <draw:g>
                  <svg:desc>'climbing game'.E7:'climbing game'.E106</svg:desc>
                </draw:g>
              </table:table-cell>
              <table:table-cell office:value-type="float" office:value="0.13">
                <text:p>0.13</text:p>
                <draw:g>
                  <svg:desc>'climbing game'.F7:'climbing game'.F106</svg:desc>
                </draw:g>
              </table:table-cell>
              <table:table-cell office:value-type="float" office:value="0">
                <text:p>0</text:p>
                <draw:g>
                  <svg:desc>'climbing game'.G7:'climbing game'.G106</svg:desc>
                </draw:g>
              </table:table-cell>
              <table:table-cell office:value-type="float" office:value="0">
                <text:p>0</text:p>
                <draw:g>
                  <svg:desc>'climbing game'.H7:'climbing game'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